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liberation mono', menlo, courier, monospace"/>
  </office:font-face-decls>
  <office:automatic-styles>
    <style:style style:name="P1"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0e1c29" officeooo:paragraph-rsid="000e1c29"/>
    </style:style>
    <style:style style:name="P2" style:family="paragraph" style:parent-style-name="Standard">
      <loext:graphic-properties draw:fill="none"/>
      <style:paragraph-properties fo:margin-left="0in" fo:margin-right="-0.0618in" fo:text-indent="0in" style:auto-text-indent="false" fo:background-color="transparent"/>
      <style:text-properties officeooo:rsid="000e1c29" officeooo:paragraph-rsid="000e1c29"/>
    </style:style>
    <style:style style:name="P3" style:family="paragraph" style:parent-style-name="Standard">
      <loext:graphic-properties draw:fill="none"/>
      <style:paragraph-properties fo:margin-left="0in" fo:margin-right="-0.0618in" fo:text-indent="0in" style:auto-text-indent="false" fo:background-color="transparent"/>
      <style:text-properties officeooo:rsid="000e1c29" officeooo:paragraph-rsid="000e1c29"/>
    </style:style>
    <style:style style:name="P4" style:family="paragraph" style:parent-style-name="Standard">
      <style:text-properties fo:font-weight="bold" officeooo:rsid="0010cca6" officeooo:paragraph-rsid="0010cca6" style:font-weight-asian="bold" style:font-weight-complex="bold"/>
    </style:style>
    <style:style style:name="P5" style:family="paragraph" style:parent-style-name="Text_20_body">
      <style:paragraph-properties fo:padding="0.0193in" fo:border="0.06pt solid #d9d9e3"/>
    </style:style>
    <style:style style:name="P6" style:family="paragraph" style:parent-style-name="Text_20_body" style:list-style-name="L1">
      <style:paragraph-properties fo:padding="0.0193in" fo:border="0.06pt solid #d9d9e3"/>
    </style:style>
    <style:style style:name="P7" style:family="paragraph" style:parent-style-name="Text_20_body">
      <style:text-properties officeooo:rsid="000e1c29"/>
    </style:style>
    <style:style style:name="P8" style:family="paragraph" style:parent-style-name="Text_20_body">
      <style:text-properties fo:font-weight="bold" officeooo:rsid="0010e3d8" officeooo:paragraph-rsid="0010e3d8" style:font-weight-asian="bold" style:font-weight-complex="bold"/>
    </style:style>
    <style:style style:name="P9" style:family="paragraph" style:parent-style-name="Text_20_body" style:list-style-name="L2">
      <style:paragraph-properties fo:padding="0.0193in" fo:border="0.06pt solid #d9d9e3"/>
    </style:style>
    <style:style style:name="P10" style:family="paragraph" style:parent-style-name="Text_20_body">
      <style:text-properties fo:font-weight="normal" officeooo:rsid="0010cca6" officeooo:paragraph-rsid="0010cca6" style:font-weight-asian="normal" style:font-weight-complex="normal"/>
    </style:style>
    <style:style style:name="T1" style:family="text">
      <style:text-properties officeooo:rsid="000e1062"/>
    </style:style>
    <style:style style:name="T2" style:family="text">
      <style:text-properties fo:font-variant="normal" fo:text-transform="none" fo:color="#565869" loext:opacity="100%" style:font-name="Roboto Mono" fo:font-size="9.75pt" fo:letter-spacing="normal" fo:font-style="normal" fo:font-weight="normal"/>
    </style:style>
    <style:style style:name="T3" style:family="text">
      <style:text-properties officeooo:rsid="000f0c72"/>
    </style:style>
    <style:style style:name="T4"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a xlink:type="simple" xlink:href="https://isip.piconepress.com/courses/temple/ece_4822/resources/books/Deep-Learning-with-PyTorch.pdf" text:style-name="Internet_20_link" text:visited-style-name="Visited_20_Internet_20_Link"/></text:p>
      <text:p text:style-name="P8">Setting up CARLA leaderboard:</text:p>
      <text:p text:style-name="P7">you can set up the CARLA leaderboard on your own system to evaluate your autonomous driving models. The CARLA leaderboard is an open-source platform for benchmarking the performance of autonomous driving agents on the CARLA simulator.</text:p>
      <text:p text:style-name="P5">To set up the CARLA leaderboard on your system, you will need to follow these steps:</text:p>
      <text:list text:style-name="L1">
        <text:list-item>
          <text:p text:style-name="P6">Install CARLA simulator: First, you will need to download and install the CARLA simulator on your system. You can find instructions for installing the simulator on the CARLA website (<text:a xlink:type="simple" xlink:href="https://carla.org/" office:target-frame-name="_new" xlink:show="replace" text:style-name="Internet_20_link" text:visited-style-name="Visited_20_Internet_20_Link"><text:span text:style-name="T4">https://carla.org/</text:span></text:a>).</text:p>
        </text:list-item>
        <text:list-item>
          <text:p text:style-name="P6">Install leaderboard code: Next, you will need to download the CARLA leaderboard code from the GitHub repository (<text:a xlink:type="simple" xlink:href="https://github.com/carla-simulator/leaderboard" office:target-frame-name="_new" xlink:show="replace" text:style-name="Internet_20_link" text:visited-style-name="Visited_20_Internet_20_Link"><text:span text:style-name="T4">https://github.com/carla-simulator/leaderboard</text:span></text:a>). The code is written in Python and requires several dependencies, such as Flask, Docker, and PyYAML.</text:p>
        </text:list-item>
        <text:list-item>
          <text:p text:style-name="P6">Configure the leaderboard: Once you have installed the leaderboard code, you will need to configure it to run on your system. This involves setting up a configuration file with the necessary parameters, such as the location of the CARLA simulator and the evaluation metrics to use.</text:p>
        </text:list-item>
        <text:list-item>
          <text:p text:style-name="P6">Launch the leaderboard: Finally, you can launch the CARLA leaderboard by running the <text:span text:style-name="Source_20_Text"><text:span text:style-name="T4">leaderboard.py</text:span></text:span> script. This will start a web server that you can access from your web browser to view the leaderboard and submit your autonomous driving models for evaluation.</text:p>
        </text:list-item>
      </text:list>
      <text:p text:style-name="P5">Note that setting up the CARLA leaderboard can be a complex process, and it may require some technical expertise. However, the CARLA community is active and supportive, and there are several resources available online to help you get started.</text:p>
      <text:p text:style-name="P4">Testing a model on CARLA leaderboard:</text:p>
      <text:p text:style-name="P4"/>
      <text:p text:style-name="P10">Prepare your model: First, you will need to train your autonomous driving model using a suitable machine learning framework, such as PyTorch, TensorFlow, or Keras. Your model should take input from the CARLA simulator and output driving commands, such as steering angle, throttle, and brake.</text:p>
      <text:list text:style-name="L2">
        <text:list-item>
          <text:p text:style-name="P9">Create a submission package: Once you have trained your model, you will need to create a submission package that includes your model code, a YAML configuration file, and any other required dependencies. The YAML file should specify the parameters for your model, such as the path to the trained weights and the input and output channels.</text:p>
        </text:list-item>
        <text:list-item>
          <text:p text:style-name="P9">Submit your package: Next, you can submit your package to the CARLA leaderboard by using the <text:span text:style-name="Source_20_Text"><text:span text:style-name="T4">leaderboard submit</text:span></text:span> command. This will upload your submission to the leaderboard server, where it will be evaluated on a set of predefined scenarios and metrics.</text:p>
        </text:list-item>
        <text:list-item>
          <text:p text:style-name="P9">Monitor the evaluation: Finally, you can monitor the progress of your evaluation on the CARLA leaderboard website. The leaderboard will display your model's performance on <text:soft-page-break/>various metrics, such as success rate, time to complete, and safety violations. You can use this feedback to improve your model and submit updated packages as necessary.</text:p>
        </text:list-item>
      </text:list>
      <text:p text:style-name="P5">Note that the CARLA leaderboard has strict requirements for submissions, such as the use of certain sensors and the absence of certain types of code. You should carefully review the leaderboard guidelines and documentation before submitting your model. Additionally, the evaluation process can take some time, so be patient and monitor your submission regularly.</text:p>
      <text:p text:style-name="P4"/>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liberation mono', menlo,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1T07:27:57.452000000</meta:creation-date>
    <dc:date>2023-04-27T06:45:48.349000000</dc:date>
    <meta:editing-duration>PT3H9M55S</meta:editing-duration>
    <meta:editing-cycles>9</meta:editing-cycles>
    <meta:generator>LibreOffice/7.5.2.2$Windows_X86_64 LibreOffice_project/53bb9681a964705cf672590721dbc85eb4d0c3a2</meta:generator>
    <meta:document-statistic meta:table-count="0" meta:image-count="0" meta:object-count="0" meta:page-count="2" meta:paragraph-count="14" meta:word-count="507" meta:character-count="3229" meta:non-whitespace-character-count="2743"/>
  </office:meta>
</office:document-meta>
</file>